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40000004B0A809858A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subtitle" style:list-style-name="L3">
      <style:graphic-properties draw:fill-color="#ffffff" draw:auto-grow-height="true" fo:min-height="13.864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fill-color="#ffffff" draw:auto-grow-height="true" fo:min-height="3.508cm"/>
    </style:style>
    <style:style style:name="pr4" style:family="presentation" style:parent-style-name="Glossy-outline1">
      <style:graphic-properties draw:fill-color="#ffffff" fo:min-height="13.613cm"/>
    </style:style>
    <style:style style:name="pr5" style:family="presentation" style:parent-style-name="Glossy-outline1">
      <style:graphic-properties draw:fill-color="#ffffff" fo:min-height="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DejaVu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  <style:text-properties fo:font-family="'Lucida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text-indent="0cm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  <style:text-properties fo:font-family="'Lucida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9" style:family="paragraph">
      <style:paragraph-properties fo:margin-left="0cm" fo:margin-right="0cm" fo:text-indent="0cm"/>
      <style:text-properties fo:font-family="'Lucida Sans'" style:font-family-generic="swiss" style:font-pitch="variable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Lucida Sans'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font-family="'Lucida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family="'Lucida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'Lucida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family="'Lucida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family="'Lucida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family="'Lucida Sans Typewriter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family="'Lucida Sans'" style:font-family-generic="swiss" style:font-pitch="variable" fo:font-size="28pt" style:font-size-asian="28pt" style:font-size-complex="28pt"/>
    </style:style>
    <style:style style:name="T9" style:family="text">
      <style:text-properties fo:font-family="'Lucida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2" draw:layer="layout" svg:width="25.191cm" svg:height="13.864cm" svg:x="1.399cm" svg:y="4.915cm">
          <draw:text-box>
            <text:p text:style-name="P1"><text:span text:style-name="T1">Dia 1: introducción y herramient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9">
        <office:forms form:automatic-focus="false" form:apply-design-mode="false"/>
        <draw:frame presentation:style-name="pr3" draw:text-style-name="P5" draw:layer="layout" svg:width="25.191cm" svg:height="3.508cm" svg:x="1.3cm" svg:y="0cm" presentation:class="title">
          <draw:text-box>
            <text:p text:style-name="P4"><text:span text:style-name="T2">Taller de Construccion - Robot Educativo</text:span></text:p>
          </draw:text-box>
        </draw:frame>
        <draw:frame presentation:style-name="pr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3">Meta: Construir 3 Robots Educativos compatibles con Myro (electrónica/hardware, software, mecánica). </text:span></text:p>
              </text:list-item>
              <text:list-item>
                <text:p text:style-name="P1"><text:span text:style-name="T3">Mejorar el estado actual de los fuentes de todos los circuitos y software. Publicar los resultados del taller al mundo (página web del proyecto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1">
        <office:forms form:automatic-focus="false" form:apply-design-mode="false"/>
        <draw:frame presentation:style-name="pr3" draw:text-style-name="P8" draw:layer="layout" svg:width="25.191cm" svg:height="3.508cm" svg:x="1.3cm" svg:y="0cm" presentation:class="title" presentation:user-transformed="true">
          <draw:text-box>
            <text:p text:style-name="P1"><text:span text:style-name="T4">Dia 1: Herramientas</text:span></text:p>
          </draw:text-box>
        </draw:frame>
        <draw:frame presentation:style-name="pr4" draw:text-style-name="P6" draw:layer="layout" svg:width="25.191cm" svg:height="15.865cm" svg:x="1.399cm" svg:y="4.915cm" presentation:class="outline" presentation:user-transformed="true">
          <draw:text-box>
            <text:list text:style-name="L2">
              <text:list-item>
                <text:p text:style-name="P1"><text:span text:style-name="T3">Comprender la Arquitectura de Hardware y Software actual del Robot Educativo</text:span></text:p>
                <text:list>
                  <text:list-item>
                    <text:p><text:span text:style-name="T3">Git : Mantiene todo el Código Fuente del Robot</text:span></text:p>
                  </text:list-item>
                  <text:list-item>
                    <text:p><text:span text:style-name="T5">Arduino : conceptos básicos, programación</text:span></text:p>
                  </text:list-item>
                  <text:list-item>
                    <text:p><text:span text:style-name="T3">TPLink Mr3020 : descripción de la arquitectura y sistema Linux OpenWRT</text:span></text:p>
                  </text:list-item>
                  <text:list-item>
                    <text:p><text:span text:style-name="T3">Componentes restantes : controlador de motores, motores, ruedas, etc</text:span></text:p>
                  </text:list-item>
                </text:list>
              </text:list-item>
              <text:list-item>
                <text:p><text:span text:style-name="T3">Escribir algunos programas en el entorno Arduino y aprender como hacer un ”upload” al hardware Arduino/Easyduin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">
        <office:forms form:automatic-focus="false" form:apply-design-mode="false"/>
        <draw:frame presentation:style-name="pr3" draw:text-style-name="P8" draw:layer="layout" svg:width="25.191cm" svg:height="3.508cm" svg:x="1.3cm" svg:y="0cm" presentation:class="title" presentation:user-transformed="true">
          <draw:text-box>
            <text:p text:style-name="P1"><text:span text:style-name="T4">GIT</text:span></text:p>
          </draw:text-box>
        </draw:frame>
        <draw:frame presentation:style-name="pr4" draw:text-style-name="P6" draw:layer="layout" svg:width="25.191cm" svg:height="16.065cm" svg:x="1.399cm" svg:y="4.915cm" presentation:class="outline" presentation:user-transformed="true">
          <draw:text-box>
            <text:list text:style-name="L2">
              <text:list-item>
                <text:p text:style-name="P1"><text:span text:style-name="T3">Sistema de Control de Código Fuente Distribuido. Utilizado inicialmente para el desarrollo del kernel Linux</text:span></text:p>
              </text:list-item>
              <text:list-item>
                <text:p text:style-name="P1"><text:span text:style-name="T3">Distribuido :</text:span></text:p>
                <text:list>
                  <text:list-item>
                    <text:p><text:span text:style-name="T3">No hay un servidor central, todos los checktous tienen la historia completa del codigo fuente</text:span></text:p>
                  </text:list-item>
                  <text:list-item>
                    <text:p><text:span text:style-name="T3">Permite crear fácilmente ramificaciones y fusionar código</text:span></text:p>
                  </text:list-item>
                </text:list>
              </text:list-item>
              <text:list-item>
                <text:p><text:span text:style-name="T3">No existe numeración de las versiones:</text:span></text:p>
                <text:list>
                  <text:list-item>
                    <text:p><text:span text:style-name="T3">Los cambios son identificados por un hash SH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">
        <office:forms form:automatic-focus="false" form:apply-design-mode="false"/>
        <draw:frame presentation:style-name="pr3" draw:text-style-name="P8" draw:layer="layout" svg:width="25.191cm" svg:height="3.508cm" svg:x="1.3cm" svg:y="0cm" presentation:class="title" presentation:user-transformed="true">
          <draw:text-box>
            <text:p text:style-name="P1"><text:span text:style-name="T4">GIT – Comenzando</text:span></text:p>
          </draw:text-box>
        </draw:frame>
        <draw:frame presentation:style-name="pr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3">Asegurarse que GIT está instalado</text:span></text:p>
                <text:list>
                  <text:list-item>
                    <text:p><text:span text:style-name="T3">Empaquetado como </text:span><text:span text:style-name="T6">git-core</text:span><text:span text:style-name="T3"> o </text:span><text:span text:style-name="T6">git</text:span></text:p>
                  </text:list-item>
                </text:list>
              </text:list-item>
              <text:list-item>
                <text:p><text:span text:style-name="T3">Clonar el repositorio del proyecto de investigacion existente con </text:span><text:span text:style-name="T6">git clone</text:span></text:p>
                <text:list>
                  <text:list-item>
                    <text:p><text:span text:style-name="T7"><text:s/></text:span><text:span text:style-name="T7">git clone http://github.com/zrafa/se_uncoma.git</text:span></text:p>
                  </text:list-item>
                </text:list>
              </text:list-item>
              <text:list-item>
                <text:p><text:span text:style-name="T3">Traer siempre las ultimas actualizaciones</text:span></text:p>
                <text:list>
                  <text:list-item>
                    <text:p><text:span text:style-name="T7">cd se_uncoma/</text:span></text:p>
                  </text:list-item>
                  <text:list-item>
                    <text:p><text:span text:style-name="T7">git pu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">
        <office:forms form:automatic-focus="false" form:apply-design-mode="false"/>
        <draw:frame presentation:style-name="pr3" draw:text-style-name="P8" draw:layer="layout" svg:width="25.191cm" svg:height="3.508cm" svg:x="1.3cm" svg:y="0.001cm" presentation:class="title" presentation:user-transformed="true">
          <draw:text-box>
            <text:p text:style-name="P1"><text:span text:style-name="T4">GIT – Ver los cambios y la historia</text:span></text:p>
          </draw:text-box>
        </draw:frame>
        <draw:frame presentation:style-name="pr4" draw:text-style-name="P6" draw:layer="layout" svg:width="25.191cm" svg:height="13.613cm" svg:x="1.399cm" svg:y="4.915cm" presentation:class="outline" presentation:user-transformed="true">
          <draw:text-box>
            <text:list text:style-name="L2">
              <text:list-item>
                <text:p text:style-name="P1"><text:span text:style-name="T8">Ver la historia de cambios </text:span><text:span text:style-name="T6">git log</text:span></text:p>
              </text:list-item>
              <text:list-item>
                <text:p text:style-name="P1"><text:span text:style-name="T3">Ver un cambio completo </text:span><text:span text:style-name="T6">git show &lt;hash&gt;</text:span></text:p>
              </text:list-item>
              <text:list-item>
                <text:p text:style-name="P1"><text:span text:style-name="T3">Ver los cambios que hubieron entre dos versiones (revisions) : git diff &lt;hash1&gt;..&lt;hash2&gt;</text:span></text:p>
              </text:list-item>
              <text:list-item>
                <text:p text:style-name="P1"><text:span text:style-name="T3">Existen tambien herramientas graficas, y versiones para Windows de git</text:span></text:p>
                <text:p text:style-name="P1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">
        <office:forms form:automatic-focus="false" form:apply-design-mode="false"/>
        <draw:frame presentation:style-name="pr3" draw:text-style-name="P8" draw:layer="layout" svg:width="25.191cm" svg:height="3.508cm" svg:x="1.3cm" svg:y="0cm" presentation:class="title">
          <draw:text-box>
            <text:p text:style-name="P1"><text:span text:style-name="T4">Preguntas?</text:span></text:p>
          </draw:text-box>
        </draw:frame>
        <draw:frame presentation:style-name="pr5" draw:text-style-name="P9" draw:layer="layout" svg:width="25.191cm" svg:height="2.001cm" svg:x="1.399cm" svg:y="17.004cm" presentation:class="outline" presentation:user-transformed="true">
          <draw:text-box>
            <text:list text:style-name="L2">
              <text:list-item>
                <text:p text:style-name="P1"><text:span text:style-name="T9">Thanks for your attentio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ackground" xlink:href="Pictures/1000000000000640000004B0A80985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background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 draw:page-number="1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Glossy" style:page-layout-name="PM1" draw:style-name="Mdp1">
      <draw:frame presentation:style-name="Mpr1" draw:text-style-name="MP3" draw:layer="backgroundobjects" svg:width="25.191cm" svg:height="3.507cm" svg:x="1.3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1cm" svg:height="13.863cm" svg:x="1.399cm" svg:y="4.915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cm" svg:height="3.507cm" svg:x="1.399cm" svg:y="0.838cm" presentation:class="title" presentation:placeholder="true">
        <draw:text-box/>
      </draw:frame>
      <draw:frame presentation:style-name="Default-outline1" draw:layer="backgroundobjects" svg:width="25.19cm" svg:height="12.183cm" svg:x="1.399cm" svg:y="4.91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initial-creator>Christoph Hellwig</meta:initial-creator>
    <meta:creation-date>2008-11-05T11:19:20</meta:creation-date>
    <dc:date>2013-07-28T20:33:37</dc:date>
    <dc:language>fi-FI</dc:language>
    <meta:editing-cycles>94</meta:editing-cycles>
    <meta:editing-duration>P1DT9H9M41S</meta:editing-duration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share/template/en-US/presnt/Glossy.otp" meta:date="2008-11-05T11:19:18"/>
  </office:meta>
</office:document-meta>
</file>